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Liberation Sans1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1"/>
    </style:style>
    <style:style style:name="ce4" style:family="table-cell" style:parent-style-name="Default" style:data-style-name="N60"/>
    <style:style style:name="ce5" style:family="table-cell" style:parent-style-name="Default" style:data-style-name="N3"/>
    <style:style style:name="ce6" style:family="table-cell" style:parent-style-name="Default" style:data-style-name="N119"/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style:font-name="Liberation Sans1" fo:font-weight="bold" style:font-name-asian="WenQuanYi Zen Hei Sharp" style:font-weight-asian="bold" style:font-name-complex="Lohit Devanagari" style:font-weight-complex="bold"/>
    </style:style>
    <style:style style:name="gr1" style:family="graphic">
      <style:graphic-properties draw:ole-draw-aspect="1" style:protect="size"/>
    </style:style>
  </office:automatic-styles>
  <office:body>
    <office:spreadsheet>
      <table:table table:name="Hoja1" table:style-name="ta1">
        <table:shapes>
          <draw:frame draw:z-index="0" draw:style-name="gr1" svg:width="2.1634in" svg:height="1.1587in" svg:x="0.085in" svg:y="0.6213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ΦM</text:p>
          </table:table-cell>
          <table:table-cell table:style-name="ce4" office:value-type="float" office:value="8000000">
            <text:p>8.00E+006</text:p>
          </table:table-cell>
          <table:table-cell office:value-type="string">
            <text:p>Hz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Block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ine length</text:p>
          </table:table-cell>
          <table:table-cell office:value-type="float" office:value="1024">
            <text:p>1024</text:p>
          </table:table-cell>
          <table:table-cell/>
          <table:table-cell table:style-name="ce7" office:value-type="string">
            <text:p>k</text:p>
          </table:table-cell>
          <table:table-cell table:formula="of:=2^([.B2]-1)/144/2^20" office:value-type="float" office:value="0.0000000529819064670139">
            <text:p>0.000000053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" office:value-type="string">
            <text:p>Note</text:p>
          </table:table-cell>
          <table:table-cell table:style-name="ce2" office:value-type="string">
            <text:p>Freq</text:p>
          </table:table-cell>
          <table:table-cell table:style-name="ce2" office:value-type="string">
            <text:p>F number</text:p>
          </table:table-cell>
          <table:table-cell table:style-name="ce8" office:value-type="string">
            <text:p>ΦM/Freq</text:p>
          </table:table-cell>
          <table:table-cell table:style-name="ce2" table:number-columns-repeated="1020"/>
        </table:table-row>
        <table:table-row table:style-name="ro1">
          <table:table-cell office:value-type="string">
            <text:p>C#</text:p>
          </table:table-cell>
          <table:table-cell table:style-name="ce5" office:value-type="float" office:value="277.2">
            <text:p>277</text:p>
          </table:table-cell>
          <table:table-cell table:style-name="ce6" table:formula="of:=144*[.B14]*2^20/[.$B$1]/2^([.$B$2]-1)" office:value-type="float" office:value="653.9968512">
            <text:p>654.0</text:p>
          </table:table-cell>
          <table:table-cell table:style-name="ce5" table:formula="of:=[.$B$1]/[.B14]" office:value-type="float" office:value="28860.0288600289">
            <text:p>28,860</text:p>
          </table:table-cell>
          <table:table-cell table:number-columns-repeated="1020"/>
        </table:table-row>
        <table:table-row table:style-name="ro1">
          <table:table-cell office:value-type="string">
            <text:p>D</text:p>
          </table:table-cell>
          <table:table-cell table:style-name="ce5" office:value-type="float" office:value="293.7">
            <text:p>294</text:p>
          </table:table-cell>
          <table:table-cell table:style-name="ce6" table:formula="of:=144*[.B15]*2^20/[.$B$1]/2^([.$B$2]-1)" office:value-type="float" office:value="692.9252352">
            <text:p>692.9</text:p>
          </table:table-cell>
          <table:table-cell table:style-name="ce5" table:formula="of:=[.$B$1]/[.B15]" office:value-type="float" office:value="27238.6789240722">
            <text:p>27,239</text:p>
          </table:table-cell>
          <table:table-cell table:number-columns-repeated="1020"/>
        </table:table-row>
        <table:table-row table:style-name="ro1">
          <table:table-cell office:value-type="string">
            <text:p>D#</text:p>
          </table:table-cell>
          <table:table-cell table:style-name="ce5" office:value-type="float" office:value="311.1">
            <text:p>311</text:p>
          </table:table-cell>
          <table:table-cell table:style-name="ce6" table:formula="of:=144*[.B16]*2^20/[.$B$1]/2^([.$B$2]-1)" office:value-type="float" office:value="733.9769856">
            <text:p>734.0</text:p>
          </table:table-cell>
          <table:table-cell table:style-name="ce5" table:formula="of:=[.$B$1]/[.B16]" office:value-type="float" office:value="25715.2041144327">
            <text:p>25,715</text:p>
          </table:table-cell>
          <table:table-cell table:number-columns-repeated="1020"/>
        </table:table-row>
        <table:table-row table:style-name="ro1">
          <table:table-cell office:value-type="string">
            <text:p>E</text:p>
          </table:table-cell>
          <table:table-cell table:style-name="ce5" office:value-type="float" office:value="329.6">
            <text:p>330</text:p>
          </table:table-cell>
          <table:table-cell table:style-name="ce6" table:formula="of:=144*[.B17]*2^20/[.$B$1]/2^([.$B$2]-1)" office:value-type="float" office:value="777.6239616">
            <text:p>777.6</text:p>
          </table:table-cell>
          <table:table-cell table:style-name="ce5" table:formula="of:=[.$B$1]/[.B17]" office:value-type="float" office:value="24271.8446601942">
            <text:p>24,272</text:p>
          </table:table-cell>
          <table:table-cell table:number-columns-repeated="1020"/>
        </table:table-row>
        <table:table-row table:style-name="ro1">
          <table:table-cell office:value-type="string">
            <text:p>F</text:p>
          </table:table-cell>
          <table:table-cell table:style-name="ce5" office:value-type="float" office:value="349.2">
            <text:p>349</text:p>
          </table:table-cell>
          <table:table-cell table:style-name="ce6" table:formula="of:=144*[.B18]*2^20/[.$B$1]/2^([.$B$2]-1)" office:value-type="float" office:value="823.8661632">
            <text:p>823.9</text:p>
          </table:table-cell>
          <table:table-cell table:style-name="ce5" table:formula="of:=[.$B$1]/[.B18]" office:value-type="float" office:value="22909.5074455899">
            <text:p>22,910</text:p>
          </table:table-cell>
          <table:table-cell table:number-columns-repeated="1020"/>
        </table:table-row>
        <table:table-row table:style-name="ro1">
          <table:table-cell office:value-type="string">
            <text:p>F#</text:p>
          </table:table-cell>
          <table:table-cell table:style-name="ce5" office:value-type="float" office:value="370">
            <text:p>370</text:p>
          </table:table-cell>
          <table:table-cell table:style-name="ce6" table:formula="of:=144*[.B19]*2^20/[.$B$1]/2^([.$B$2]-1)" office:value-type="float" office:value="872.93952">
            <text:p>872.9</text:p>
          </table:table-cell>
          <table:table-cell table:style-name="ce5" table:formula="of:=[.$B$1]/[.B19]" office:value-type="float" office:value="21621.6216216216">
            <text:p>21,622</text:p>
          </table:table-cell>
          <table:table-cell table:number-columns-repeated="1020"/>
        </table:table-row>
        <table:table-row table:style-name="ro1">
          <table:table-cell office:value-type="string">
            <text:p>G</text:p>
          </table:table-cell>
          <table:table-cell table:style-name="ce5" office:value-type="float" office:value="392">
            <text:p>392</text:p>
          </table:table-cell>
          <table:table-cell table:style-name="ce6" table:formula="of:=144*[.B20]*2^20/[.$B$1]/2^([.$B$2]-1)" office:value-type="float" office:value="924.844032">
            <text:p>924.8</text:p>
          </table:table-cell>
          <table:table-cell table:style-name="ce5" table:formula="of:=[.$B$1]/[.B20]" office:value-type="float" office:value="20408.1632653061">
            <text:p>20,408</text:p>
          </table:table-cell>
          <table:table-cell table:number-columns-repeated="1020"/>
        </table:table-row>
        <table:table-row table:style-name="ro1">
          <table:table-cell office:value-type="string">
            <text:p>G#</text:p>
          </table:table-cell>
          <table:table-cell table:style-name="ce5" office:value-type="float" office:value="415.3">
            <text:p>415</text:p>
          </table:table-cell>
          <table:table-cell table:style-name="ce6" table:formula="of:=144*[.B21]*2^20/[.$B$1]/2^([.$B$2]-1)" office:value-type="float" office:value="979.8156288">
            <text:p>979.8</text:p>
          </table:table-cell>
          <table:table-cell table:style-name="ce5" table:formula="of:=[.$B$1]/[.B21]" office:value-type="float" office:value="19263.1832410306">
            <text:p>19,263</text:p>
          </table:table-cell>
          <table:table-cell table:number-columns-repeated="1020"/>
        </table:table-row>
        <table:table-row table:style-name="ro1">
          <table:table-cell office:value-type="string">
            <text:p>A</text:p>
          </table:table-cell>
          <table:table-cell table:style-name="ce5" office:value-type="float" office:value="440">
            <text:p>440</text:p>
          </table:table-cell>
          <table:table-cell table:style-name="ce6" table:formula="of:=144*[.B22]*2^20/[.$B$1]/2^([.$B$2]-1)" office:value-type="float" office:value="1038.09024">
            <text:p>1,038.1</text:p>
          </table:table-cell>
          <table:table-cell table:style-name="ce5" table:formula="of:=[.$B$1]/[.B22]" office:value-type="float" office:value="18181.8181818182">
            <text:p>18,182</text:p>
          </table:table-cell>
          <table:table-cell table:number-columns-repeated="1020"/>
        </table:table-row>
        <table:table-row table:style-name="ro1">
          <table:table-cell office:value-type="string">
            <text:p>A#</text:p>
          </table:table-cell>
          <table:table-cell table:style-name="ce5" office:value-type="float" office:value="466.2">
            <text:p>466</text:p>
          </table:table-cell>
          <table:table-cell table:style-name="ce6" table:formula="of:=144*[.B23]*2^20/[.$B$1]/2^([.$B$2]-1)" office:value-type="float" office:value="1099.9037952">
            <text:p>1,099.9</text:p>
          </table:table-cell>
          <table:table-cell table:style-name="ce5" table:formula="of:=[.$B$1]/[.B23]" office:value-type="float" office:value="17160.0171600172">
            <text:p>17,160</text:p>
          </table:table-cell>
          <table:table-cell table:number-columns-repeated="1020"/>
        </table:table-row>
        <table:table-row table:style-name="ro1">
          <table:table-cell office:value-type="string">
            <text:p>B</text:p>
          </table:table-cell>
          <table:table-cell table:style-name="ce5" office:value-type="float" office:value="493.9">
            <text:p>494</text:p>
          </table:table-cell>
          <table:table-cell table:style-name="ce6" table:formula="of:=144*[.B24]*2^20/[.$B$1]/2^([.$B$2]-1)" office:value-type="float" office:value="1165.2562944">
            <text:p>1,165.3</text:p>
          </table:table-cell>
          <table:table-cell table:style-name="ce5" table:formula="of:=[.$B$1]/[.B24]" office:value-type="float" office:value="16197.6108523993">
            <text:p>16,198</text:p>
          </table:table-cell>
          <table:table-cell table:number-columns-repeated="1020"/>
        </table:table-row>
        <table:table-row table:style-name="ro1">
          <table:table-cell office:value-type="string">
            <text:p>C</text:p>
          </table:table-cell>
          <table:table-cell table:style-name="ce5" office:value-type="float" office:value="523.3">
            <text:p>523</text:p>
          </table:table-cell>
          <table:table-cell table:style-name="ce6" table:formula="of:=144*[.B25]*2^20/[.$B$1]/2^([.$B$2]-1)" office:value-type="float" office:value="1234.6195968">
            <text:p>1,234.6</text:p>
          </table:table-cell>
          <table:table-cell table:style-name="ce5" table:formula="of:=[.$B$1]/[.B25]" office:value-type="float" office:value="15287.5979361743">
            <text:p>15,288</text:p>
          </table:table-cell>
          <table:table-cell table:number-columns-repeated="1020"/>
        </table:table-row>
        <table:table-row table:style-name="ro1">
          <table:table-cell office:value-type="string">
            <text:p>C 8</text:p>
          </table:table-cell>
          <table:table-cell table:style-name="ce5" table:formula="of:=[.B25]*2*2*2*2" office:value-type="float" office:value="8372.8">
            <text:p>8,373</text:p>
          </table:table-cell>
          <table:table-cell/>
          <table:table-cell table:style-name="ce5" table:formula="of:=[.$B$1]/[.B26]" office:value-type="float" office:value="955.474871010892">
            <text:p>955</text:p>
          </table:table-cell>
          <table:table-cell table:number-columns-repeated="1020"/>
        </table:table-row>
        <table:table-row table:style-name="ro1">
          <table:table-cell office:value-type="string">
            <text:p>C 8 x 15</text:p>
          </table:table-cell>
          <table:table-cell table:style-name="ce5" table:formula="of:=[.B26]*15" office:value-type="float" office:value="125592">
            <text:p>125,592</text:p>
          </table:table-cell>
          <table:table-cell/>
          <table:table-cell table:style-name="ce5" table:formula="of:=[.$B$1]/[.B27]" office:value-type="float" office:value="63.6983247340595">
            <text:p>64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>
            <text:p>Step</text:p>
          </table:table-cell>
          <table:table-cell/>
          <table:table-cell office:value-type="string">
            <text:p>Freq</text:p>
          </table:table-cell>
          <table:table-cell table:number-columns-repeated="1021"/>
        </table:table-row>
        <table:table-row table:style-name="ro1">
          <table:table-cell table:formula="of:=1038*8/2^10" office:value-type="float" office:value="8.109375">
            <text:p>8.109375</text:p>
          </table:table-cell>
          <table:table-cell/>
          <table:table-cell table:style-name="ce5" table:formula="of:=[.$B$1]/([.$B$3]/[.A31])/144" office:value-type="float" office:value="439.961751302083">
            <text:p>440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5" table:formula="of:=[.$B$1]/([.$B$3]/[.A32])/144" office:value-type="float" office:value="108.506944444444">
            <text:p>109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5" table:formula="of:=[.$B$1]/([.$B$3]/[.A33])/144" office:value-type="float" office:value="162.760416666667">
            <text:p>163</text:p>
          </table:table-cell>
          <table:table-cell table:number-columns-repeated="1021"/>
        </table:table-row>
        <table:table-row table:style-name="ro1">
          <table:table-cell table:style-name="ce3" office:value-type="float" office:value="4">
            <text:p>4</text:p>
          </table:table-cell>
          <table:table-cell/>
          <table:table-cell table:style-name="ce5" table:formula="of:=[.$B$1]/([.$B$3]/[.A34])/144" office:value-type="float" office:value="217.013888888889">
            <text:p>217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5" table:formula="of:=[.$B$1]/([.$B$3]/[.A35])/144" office:value-type="float" office:value="271.267361111111">
            <text:p>271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5" table:formula="of:=[.$B$1]/([.$B$3]/[.A36])/144" office:value-type="float" office:value="325.520833333333">
            <text:p>326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/>
          <table:table-cell table:style-name="ce5" table:formula="of:=[.$B$1]/([.$B$3]/[.A37])/144" office:value-type="float" office:value="542.534722222222">
            <text:p>543</text:p>
          </table:table-cell>
          <table:table-cell table:number-columns-repeated="1021"/>
        </table:table-row>
        <table:table-row table:style-name="ro1">
          <table:table-cell office:value-type="float" office:value="100">
            <text:p>100</text:p>
          </table:table-cell>
          <table:table-cell/>
          <table:table-cell table:style-name="ce5" table:formula="of:=[.$B$1]/([.$B$3]/[.A38])/144" office:value-type="float" office:value="5425.34722222222">
            <text:p>5,425</text:p>
          </table:table-cell>
          <table:table-cell table:number-columns-repeated="1021"/>
        </table:table-row>
        <table:table-row table:style-name="ro1">
          <table:table-cell office:value-type="float" office:value="154">
            <text:p>154</text:p>
          </table:table-cell>
          <table:table-cell/>
          <table:table-cell table:style-name="ce5" table:formula="of:=[.$B$1]/([.$B$3]/[.A39])/144" office:value-type="float" office:value="8355.03472222222">
            <text:p>8,355</text:p>
          </table:table-cell>
          <table:table-cell table:number-columns-repeated="1021"/>
        </table:table-row>
        <table:table-row table:style-name="ro1">
          <table:table-cell office:value-type="float" office:value="400">
            <text:p>400</text:p>
          </table:table-cell>
          <table:table-cell/>
          <table:table-cell table:style-name="ce5" table:formula="of:=[.$B$1]/([.$B$3]/[.A40])/144" office:value-type="float" office:value="21701.3888888889">
            <text:p>21,701</text:p>
          </table:table-cell>
          <table:table-cell table:number-columns-repeated="1021"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0/00/0000</text:date>, <text:time style:data-style-name="N2" text:time-value="0000-00-00T13:50:05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Tejada Gómez</meta:initial-creator>
    <meta:creation-date>2013-05-15T21:20:03</meta:creation-date>
    <dc:date>2013-05-16T17:48:51</dc:date>
    <dc:creator>Jose Tejada</dc:creator>
    <meta:editing-duration>PT9M42S</meta:editing-duration>
    <meta:editing-cycles>2</meta:editing-cycles>
    <meta:generator>LibreOffice/3.6$Linux_X86_64 LibreOffice_project/58f22d5-270d05a-e2abed1-ea17a85-9b5702</meta:generator>
    <meta:document-statistic meta:table-count="2" meta:cell-count="89" meta:object-count="1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>F</mi>
              <mo stretchy="false">=</mo>
              <mfrac>
                <mrow>
                  <mn>144</mn>
                  <msub>
                    <mi>f</mi>
                    <mi mathvariant="italic">note</mi>
                  </msub>
                  <msup>
                    <mn>2</mn>
                    <mn>20</mn>
                  </msup>
                </mrow>
                <mrow>
                  <msub>
                    <mo stretchy="false">Φ</mo>
                    <mi>M</mi>
                  </msub>
                  <msup>
                    <mn>2</mn>
                    <mrow>
                      <mrow>
                        <mi>B</mi>
                        <mo stretchy="false">−</mo>
                        <mn>1</mn>
                      </mrow>
                    </mrow>
                  </msup>
                </mrow>
              </mfrac>
            </mrow>
          </mrow>
        </mtd>
      </mtr>
      <mtr>
        <mtd>
          <mrow>
            <mrow>
              <msub>
                <mi>f</mi>
                <mi mathvariant="italic">note</mi>
              </msub>
              <mo stretchy="false">=</mo>
              <mi>F</mi>
            </mrow>
            <mrow>
              <mfrac>
                <mrow>
                  <msub>
                    <mo stretchy="false">Φ</mo>
                    <mi>M</mi>
                  </msub>
                  <msup>
                    <mn>2</mn>
                    <mrow>
                      <mrow>
                        <mi>B</mi>
                        <mo stretchy="false">−</mo>
                        <mn>1</mn>
                      </mrow>
                    </mrow>
                  </msup>
                </mrow>
                <mrow>
                  <mrow>
                    <mn>144</mn>
                    <mo stretchy="false">×</mo>
                    <msup>
                      <mn>2</mn>
                      <mn>20</mn>
                    </msup>
                  </mrow>
                </mrow>
              </mfrac>
              <mo stretchy="false">=</mo>
              <mi mathvariant="italic">kF</mi>
            </mrow>
            <msub>
              <mo stretchy="false">Φ</mo>
              <mi>M</mi>
            </msub>
          </mrow>
        </mtd>
      </mtr>
    </mtable>
    <annotation encoding="StarMath 5.0">F={ 144 f_note 2^20} over { alignc %PHI_M 2 ^ {B-1} } newline
f_note = F { alignc %PHI_M 2 ^ {B-1} } over { 144 times 2^20} = kF%PHI_M</annotation>
  </semantics>
</math>
</file>